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fo:font-size="8pt" officeooo:paragraph-rsid="0016bf83" style:font-size-asian="8pt" style:font-size-complex="8pt"/>
    </style:style>
    <style:style style:name="T1" style:family="text">
      <style:text-properties officeooo:rsid="0012057b"/>
    </style:style>
    <style:style style:name="T2" style:family="text">
      <style:text-properties officeooo:rsid="001390f4"/>
    </style:style>
    <style:style style:name="T3" style:family="text">
      <style:text-properties officeooo:rsid="0016bf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E COMPUTERS</text:p>
      <text:p text:style-name="P3"><text:span text:style-name="T3">(</text:span>Source: Compiled from Apple Inc. Annual Reports; and “Hard Sell,”<text:span text:style-name="T2"> </text:span>Information Week, March 1, 1999.<text:span text:style-name="T3">)</text:span></text:p>
      <text:p text:style-name="P3"/>
      <text:p text:style-name="P2">Apple Computers (now Apple Inc.) is a good example of a company that has<text:span text:style-name="T2"> </text:span>embraced globalization and has grown very quickly by taking advantage of<text:span text:style-name="T2"> </text:span>integrated business processes and information technology. If you have ever<text:span text:style-name="T2"> </text:span>purchased or used an Apple iPod, you probably have noticed a label on the<text:span text:style-name="T2"> </text:span>back that reads, “Designed by Apple in California, Assembled in China.”<text:span text:style-name="T2"> </text:span>Apple does not manufacture iPods in its own factories. In fact, it hardly has<text:span text:style-name="T2"> </text:span>any factories anymore.</text:p>
      <text:p text:style-name="P2"/>
      <text:p text:style-name="P2">In 1998, Apple Computer was a much different company than it is today.<text:span text:style-name="T2"> </text:span>For one thing, there weren't any iPods or iPhones or Apple Stores. The<text:span text:style-name="T2"> </text:span>company sold only Mac laptop and desktop computers and a few other<text:span text:style-name="T2"> </text:span>similar products. In fact, Apple produced only six main products and sold<text:span text:style-name="T2"> </text:span>them almost entirely through a network of resellers. The company<text:span text:style-name="T2"> </text:span>manufactured these products in their main factories in Ireland and<text:span text:style-name="T2"> </text:span>Singapore, and they controlled every aspect of production and distribution,<text:span text:style-name="T2"> </text:span>from the initial design through the delivery of finished products to their<text:span text:style-name="T2"> </text:span>resellers. Apple's resellers were typically small, specialized local computer<text:span text:style-name="T2"> </text:span>firms that placed orders with Apple for computers and then sold them to<text:span text:style-name="T2"> </text:span>local companies or individuals. Unless you knew exactly where to look, it<text:span text:style-name="T2"> </text:span>was often difficult to find an Apple computer. In addition, Apple had very<text:span text:style-name="T2"> </text:span>little knowledge about its customers because the resellers, and not Apple,<text:span text:style-name="T2"> </text:span>actually sold the computers to them.</text:p>
      <text:p text:style-name="P2"/>
      <text:p text:style-name="P2">Over the next 10 years, Apple Computers evolved into Apple Inc., a much<text:span text:style-name="T2"> </text:span>larger and more visible company. Consider these numbers. In 1998, Apple<text:span text:style-name="T1"> </text:span>Computers had 6,658 employees and less than $6 billion in revenues. At the<text:span text:style-name="T2"> </text:span>beginning of 2008, Apple Inc. had 21,600 employees and more than $24<text:span text:style-name="T2"> </text:span>billion in revenues. In 1998, Apple generated almost all its revenues through<text:span text:style-name="T2"> </text:span>reseller channels. By 2008 they had opened nearly 200 retail stores all over<text:span text:style-name="T2"> </text:span>the world and had nearly $4 billion in revenues just from those stores and<text:span text:style-name="T2"> </text:span>Internet sales. Apple's product line had also grown from 6 to more than 27<text:span text:style-name="T2"> </text:span>main products, including digital music, movies, and television through<text:span text:style-name="T2"> </text:span>iTunes.</text:p>
      <text:p text:style-name="P2"/>
      <text:p text:style-name="P2">How and why did this transformation occur? The answer is that several<text:span text:style-name="T2"> </text:span>things occurred in 1998 that signaled this rapid growth and expansion for<text:span text:style-name="T2"> </text:span>Apple and resulted in some major changes in the way the company<text:span text:style-name="T2"> </text:span>operated. First, Steve Jobs returned to Apple as its CEO after several years<text:span text:style-name="T2"> </text:span>outside the company. At the time Jobs returned, Apple wasn't doing very<text:span text:style-name="T2"> </text:span>well. In an attempt to turn the company around, Jobs instituted some very<text:span text:style-name="T2"> </text:span>big and difficult changes. Jobs understood that Apple needed to focus on its<text:span text:style-name="T2"> </text:span>core competency: designing easy-to-use and engaging hardware and<text:span text:style-name="T2"> </text:span>software products. He immediately revamped the product line by<text:span text:style-name="T2"> </text:span>modernizing the Mac operating system and providing Apple computers with<text:span text:style-name="T2"> </text:span>new Internet capabilities.</text:p>
      <text:p text:style-name="P2"/>
      <text:p text:style-name="P2">In addition, Jobs started to outsource manufacturing operations to<text:span text:style-name="T2"> </text:span>specialized high-tech manufacturing companies, primarily located in Asia.<text:span text:style-name="T2"> </text:span>Because Apple's core competency was designing the products, they did not<text:span text:style-name="T2"> </text:span>need to continue to manufacture these products themselves. Jobs's next<text:span text:style-name="T2"> </text:span>initiative was to launch the Apple Online Store to sell products directly to<text:span text:style-name="T2"> </text:span>consumers over the Internet. Getting close to customers was crucial for<text:span text:style-name="T2"> </text:span>Apple's plans to provide users with a better and more engaging experience.</text:p>
      <text:p text:style-name="P2"/>
      <text:p text:style-name="P2">Finally, Jobs implemented SAP R/3, an enterprise system, to manage all the<text:span text:style-name="T2"> </text:span>new processes that resulted from the other strategic changes in product<text:span text:style-name="T2"> </text:span>design, manufacturing, and sales.<text:span text:style-name="T2"> </text:span>Every one of the strategic business changes that Apple made in 1998<text:span text:style-name="T2"> </text:span>fundamentally transformed the core business processes that had been in<text:span text:style-name="T2"> </text:span>place for many years. For these new processes to be effective, they had to be<text:span text:style-name="T2"> </text:span>visible and accessible to employees across Apple's entire spectrum of<text:span text:style-name="T2"> </text:span>business operations. They also had to eliminate several areas of inefficiency<text:span text:style-name="T2"> </text:span>among groups in the company. The information systems that were in place<text:span text:style-name="T2"> </text:span>in 1998 could not grow to support the expansion in product categories,<text:span text:style-name="T2"> </text:span>geographic locations, and revenues. Therefore, Apple had to implement an<text:span text:style-name="T2"> </text:span>integrated enterprise system that would be able to grow flexibly as the<text:span text:style-name="T2"> </text:span>company's business expanded.</text:p>
      <text:p text:style-name="P2"/>
      <text:p text:style-name="P2">Since 1998 Apple has continuously expanded its enterprise system to<text:span text:style-name="T2"> </text:span>incorporate new business processes and capabilities. By 2008 Apple had one<text:span text:style-name="T2"> </text:span>of the largest and most advanced integrated enterprise systems in the world.<text:span text:style-name="T2"> </text:span>The company manages every iPod, iPhone, Mac, and other Apple product<text:span text:style-name="T2"> </text:span>from the design phase through final sales in a set of integrated enterprise<text:span text:style-name="T2"> </text:span>systems. In fact, Apple's enterprise systems are so critical that its business<text:span text:style-name="T2"> </text:span>would come to a halt if these systems stopped working for even a few<text:span text:style-name="T2"> </text:span>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7:44:34.327632541</meta:creation-date>
    <dc:date>2018-01-24T08:33:23.044867756</dc:date>
    <meta:editing-duration>PT48M48S</meta:editing-duration>
    <meta:editing-cycles>4</meta:editing-cycles>
    <meta:generator>LibreOffice/5.4.2.2$Linux_X86_64 LibreOffice_project/40m0$Build-2</meta:generator>
    <meta:print-date>2018-01-24T08:30:35.434494166</meta:print-date>
    <meta:document-statistic meta:table-count="0" meta:image-count="0" meta:object-count="0" meta:page-count="1" meta:paragraph-count="9" meta:word-count="771" meta:character-count="4854" meta:non-whitespace-character-count="4092"/>
  </office:meta>
</office:document-meta>
</file>